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4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df9c7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ea5b9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e4ed5" officeooo:paragraph-rsid="002e4ed5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edadc" officeooo:paragraph-rsid="002ea5b9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8dad9"/>
    </style:style>
    <style:style style:name="T4" style:family="text">
      <style:text-properties officeooo:rsid="002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list xml:id="list7076172294633855353" text:style-name="L1">
        <text:list-item>
          <text:p text:style-name="P3">While baking a cake, Isaiah realizes that he is out of butter. <text:s/>He gets on his bicycle, and rides to the nearest 7-11, 0.5 miles <text:span text:style-name="T3">to the East</text:span>, where he buys some butter. <text:s/>He then rides his bicycle back home. <text:s/>What are Isaiah's distance traveled and displacement <text:span text:style-name="T3">for the entire round-trip journey</text:span>?</text:p>
          <text:list>
            <text:list-item>
              <text:p text:style-name="P4"><text:s/><draw:frame draw:style-name="fr2" draw:name="Object3" text:anchor-type="as-char" svg:y="-0.1484in" svg:width="0.7075in" svg:height="0.2244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2" draw:name="Object4" text:anchor-type="as-char" svg:y="-0.1484in" svg:width="0.7752in" svg:height="0.224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<text:s/><draw:frame draw:style-name="fr2" draw:name="Object1" text:anchor-type="as-char" svg:y="-0.1484in" svg:width="0.9in" svg:height="0.2244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2" text:anchor-type="as-char" svg:y="-0.1484in" svg:width="1.2346in" svg:height="0.224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4"><text:s/><draw:frame draw:style-name="fr2" draw:name="Object5" text:anchor-type="as-char" svg:y="-0.1484in" svg:width="0.7752in" svg:height="0.224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2" draw:name="Object6" text:anchor-type="as-char" svg:y="-0.1484in" svg:width="0.7752in" svg:height="0.2244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4"><text:s/><draw:frame draw:style-name="fr2" draw:name="Object7" text:anchor-type="as-char" svg:y="-0.1484in" svg:width="0.7075in" svg:height="0.224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2" draw:name="Object8" text:anchor-type="as-char" svg:y="-0.1484in" svg:width="1.1063in" svg:height="0.224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3"/>
        </text:list-item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  <text:p text:style-name="P5"/>
        </text:list-item>
        <text:list-item>
          <text:p text:style-name="P5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5">5.656 x 10<text:span text:style-name="T1">-10</text:span> s</text:p>
            </text:list-item>
            <text:list-item>
              <text:p text:style-name="P6">1.448 x 10<text:span text:style-name="T1">-6</text:span> s</text:p>
            </text:list-item>
            <text:list-item>
              <text:p text:style-name="P5">1.767 x 10<text:span text:style-name="T1">12</text:span> s</text:p>
            </text:list-item>
            <text:list-item>
              <text:p text:style-name="P6">There is not enough information do determine the answer to this question.</text:p>
            </text:list-item>
          </text:list>
          <text:p text:style-name="P6"/>
        </text:list-item>
        <text:list-item>
          <text:p text:style-name="P7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  <text:list>
            <text:list-item>
              <text:p text:style-name="P7">2.5 s</text:p>
            </text:list-item>
            <text:list-item>
              <text:p text:style-name="P7">4.444 s</text:p>
            </text:list-item>
            <text:list-item>
              <text:p text:style-name="P7">20 s</text:p>
            </text:list-item>
            <text:list-item>
              <text:p text:style-name="P7">127 s</text:p>
            </text:list-item>
          </text:list>
          <text:p text:style-name="P7"/>
        </text:list-item>
        <text:list-item>
          <text:p text:style-name="P9">You drive to a neighboring town at <text:span text:style-name="T4">7</text:span>0 mph, then immediately return at 40 mph. <text:s/>What is the average speed you traveled?</text:p>
          <text:list>
            <text:list-item>
              <text:p text:style-name="P11">Less than 55 mph</text:p>
            </text:list-item>
            <text:list-item>
              <text:p text:style-name="P11">Exactly 55 mph</text:p>
            </text:list-item>
            <text:list-item>
              <text:p text:style-name="P11">More than 55 mph</text:p>
            </text:list-item>
            <text:list-item>
              <text:p text:style-name="P11">It cannot be determined without knowing the distance between the tow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9"><draw:image xlink:href="Pictures/10000201000000EF00000100086FBE9F.png" xlink:type="simple" xlink:show="embed" xlink:actuate="onLoad"/></draw:frame> <text:s text:c="20"/>Name:<text:tab/><text:tab/><text:date style:data-style-name="N37" text:date-value="2017-05-18T07:33:40.194024173" text:date-adjust="PT24H00M00S">05/1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2M26S</meta:editing-duration>
    <meta:editing-cycles>25</meta:editing-cycles>
    <meta:generator>LibreOffice/4.3.7.2$Linux_X86_64 LibreOffice_project/430$Build-2</meta:generator>
    <meta:initial-creator>Jonas Williamson</meta:initial-creator>
    <dc:date>2017-05-18T07:33:40.086334791</dc:date>
    <meta:document-statistic meta:table-count="0" meta:image-count="2" meta:object-count="8" meta:page-count="1" meta:paragraph-count="28" meta:word-count="334" meta:character-count="1746" meta:non-whitespace-character-count="1407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